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04000000040E5229E2180B5FF18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aa<office:annotation office:name="__Annotation__6_1856006469"><dc:creator>Miklos Vajna</dc:creator><dc:date>2019-06-20T11:20:46.924703238</dc:date><loext:sender-initials>MV</loext:sender-initials><text:p text:style-name="P2"><text:span text:style-name="T2">ccc</text:span></text:p></office:annotation><draw:frame draw:style-name="fr1" draw:name="Image1" text:anchor-type="char" svg:width="1.806cm" svg:height="1.806cm" draw:z-index="0"><draw:image xlink:href="Pictures/100002010000004000000040E5229E2180B5FF18.png" xlink:type="simple" xlink:show="embed" xlink:actuate="onLoad" loext:mime-type="image/png"/></draw:frame><office:annotation-end office:name="__Annotation__6_1856006469"/>bb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19-06-20T11:12:52.831839806</meta:creation-date>
    <dc:date>2019-06-20T11:19:47.953446807</dc:date>
    <dc:creator>Miklos Vajna</dc:creator>
    <meta:editing-duration>PT6M56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Dev/6.4.0.0.alpha0$Linux_X86_64 LibreOffice_project/711ccfbac1ef28fdf03ceea820be8d3e9f8a4009</meta:generator>
  </office:meta>
</office:document-meta>
</file>